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Heading_20_1">
      <style:text-properties officeooo:rsid="00010a8c" officeooo:paragraph-rsid="00010a8c"/>
    </style:style>
    <style:style style:name="P2" style:family="paragraph" style:parent-style-name="Text_20_body">
      <style:text-properties officeooo:rsid="00010a8c" officeooo:paragraph-rsid="00010a8c"/>
    </style:style>
    <style:style style:name="P3" style:family="paragraph" style:parent-style-name="Text_20_body" style:list-style-name="L1">
      <style:text-properties officeooo:rsid="00010a8c" officeooo:paragraph-rsid="00010a8c"/>
    </style:style>
    <style:style style:name="P4" style:family="paragraph" style:parent-style-name="Text_20_body" style:list-style-name="L2">
      <style:text-properties officeooo:rsid="00010a8c" officeooo:paragraph-rsid="00010a8c"/>
    </style:style>
    <style:style style:name="P5" style:family="paragraph" style:parent-style-name="Text_20_body" style:list-style-name="L1">
      <style:text-properties officeooo:rsid="00030ed9" officeooo:paragraph-rsid="00030ed9"/>
    </style:style>
    <style:style style:name="P6" style:family="paragraph" style:parent-style-name="Text_20_body">
      <style:text-properties officeooo:rsid="00030ed9" officeooo:paragraph-rsid="00030ed9"/>
    </style:style>
    <style:style style:name="P7" style:family="paragraph" style:parent-style-name="Text_20_body" style:list-style-name="L3">
      <style:text-properties officeooo:rsid="00030ed9" officeooo:paragraph-rsid="00030ed9"/>
    </style:style>
    <style:style style:name="P8" style:family="paragraph" style:parent-style-name="Title">
      <style:text-properties officeooo:rsid="0001dd0b" officeooo:paragraph-rsid="0001dd0b"/>
    </style:style>
    <style:style style:name="T1" style:family="text">
      <style:text-properties officeooo:rsid="00030ed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ports-ball FC</text:p>
      <text:h text:style-name="P1" text:outline-level="1">Overview</text:h>
      <text:p text:style-name="P2">The client would like a website that <text:span text:style-name="T1">allows users to view recent and future fixtures, news, facilities and a way to buy tickets. The user should be able to pick from a variety of areas at the ground, with different prices for each area. The client wants to encourage more people to attend sports-ball matches. The website also needs to be mobile friendly.</text:span></text:p>
      <text:h text:style-name="P1" text:outline-level="1">Goals</text:h>
      <text:list xml:id="list3249204345" text:style-name="L1">
        <text:list-item>
          <text:p text:style-name="P3">Create a website <text:span text:style-name="T1">with a calendar that allows users to view recent/future fixtures.</text:span></text:p>
        </text:list-item>
        <text:list-item>
          <text:p text:style-name="P5">A news page and facilities page needs to be included.</text:p>
        </text:list-item>
        <text:list-item>
          <text:p text:style-name="P3">Website should be mobile friendly.</text:p>
        </text:list-item>
        <text:list-item>
          <text:p text:style-name="P5">Use CTA’s to try and encourage fans to attend more games.</text:p>
        </text:list-item>
        <text:list-item>
          <text:p text:style-name="P5">Create a simple, quick page that allows the user to easily buy tickets.</text:p>
        </text:list-item>
      </text:list>
      <text:h text:style-name="P1" text:outline-level="1">Specifications</text:h>
      <text:p text:style-name="P6">Pages should include:</text:p>
      <text:list xml:id="list1154698442" text:style-name="L3">
        <text:list-item>
          <text:p text:style-name="P7">Home Page</text:p>
        </text:list-item>
        <text:list-item>
          <text:p text:style-name="P7">Results/Fixtures with Calendar</text:p>
        </text:list-item>
        <text:list-item>
          <text:p text:style-name="P7">Facilities page</text:p>
        </text:list-item>
        <text:list-item>
          <text:p text:style-name="P7">Ticket shop</text:p>
        </text:list-item>
      </text:list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7:01:19.511517191</meta:creation-date>
    <dc:date>2022-07-31T17:14:16.823647162</dc:date>
    <meta:editing-duration>PT12M56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15" meta:word-count="141" meta:character-count="793" meta:non-whitespace-character-count="676"/>
  </office:meta>
</office:document-meta>
</file>